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3437in" text:min-label-width="0.25in" text:list-level-position-and-space-mode="label-alignment">
          <style:list-level-label-alignment text:label-followed-by="listtab" fo:margin-left="0.593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437in" text:min-label-width="0.25in" text:list-level-position-and-space-mode="label-alignment">
          <style:list-level-label-alignment text:label-followed-by="listtab" fo:margin-left="1.0937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687in" text:min-label-width="0.125in" text:list-level-position-and-space-mode="label-alignment">
          <style:list-level-label-alignment text:label-followed-by="listtab" fo:margin-left="1.5937in" fo:text-indent="-0.125in"/>
        </style:list-level-properties>
      </text:list-level-style-number>
      <text:list-level-style-number text:level="4" style:num-suffix="." style:num-format="1">
        <style:list-level-properties text:space-before="1.8437in" text:min-label-width="0.25in" text:list-level-position-and-space-mode="label-alignment">
          <style:list-level-label-alignment text:label-followed-by="listtab" fo:margin-left="2.093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437in" text:min-label-width="0.25in" text:list-level-position-and-space-mode="label-alignment">
          <style:list-level-label-alignment text:label-followed-by="listtab" fo:margin-left="2.5937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687in" text:min-label-width="0.125in" text:list-level-position-and-space-mode="label-alignment">
          <style:list-level-label-alignment text:label-followed-by="listtab" fo:margin-left="3.0937in" fo:text-indent="-0.125in"/>
        </style:list-level-properties>
      </text:list-level-style-number>
      <text:list-level-style-number text:level="7" style:num-suffix="." style:num-format="1">
        <style:list-level-properties text:space-before="3.3437in" text:min-label-width="0.25in" text:list-level-position-and-space-mode="label-alignment">
          <style:list-level-label-alignment text:label-followed-by="listtab" fo:margin-left="3.593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437in" text:min-label-width="0.25in" text:list-level-position-and-space-mode="label-alignment">
          <style:list-level-label-alignment text:label-followed-by="listtab" fo:margin-left="4.0937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687in" text:min-label-width="0.125in" text:list-level-position-and-space-mode="label-alignment">
          <style:list-level-label-alignment text:label-followed-by="listtab" fo:margin-left="4.5937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fo:language="en" fo:country="GB"/>
    </style:style>
    <style:style style:name="P2" style:parent-style-name="Standard" style:family="paragraph">
      <style:text-properties fo:language="en" fo:country="GB"/>
    </style:style>
    <style:style style:name="T3" style:parent-style-name="Absatz-Standardschriftart" style:family="text">
      <style:text-properties fo:language="en" fo:country="GB"/>
    </style:style>
    <style:style style:name="T4" style:parent-style-name="Absatz-Standardschriftart" style:family="text">
      <style:text-properties style:text-position="sub 63.6%" fo:language="en" fo:country="GB"/>
    </style:style>
    <style:style style:name="T5" style:parent-style-name="Absatz-Standardschriftart" style:family="text">
      <style:text-properties fo:language="en" fo:country="GB"/>
    </style:style>
    <style:style style:name="T6" style:parent-style-name="Absatz-Standardschriftart" style:family="text">
      <style:text-properties style:text-position="sub 63.6%" fo:language="en" fo:country="GB"/>
    </style:style>
    <style:style style:name="T7" style:parent-style-name="Absatz-Standardschriftart" style:family="text">
      <style:text-properties fo:language="en" fo:country="GB"/>
    </style:style>
    <style:style style:name="T8" style:parent-style-name="Absatz-Standardschriftart" style:family="text">
      <style:text-properties style:text-position="sub 63.6%"/>
    </style:style>
    <style:style style:name="T9" style:parent-style-name="Absatz-Standardschriftart" style:family="text">
      <style:text-properties style:text-position="super 63.6%"/>
    </style:style>
    <style:style style:name="T10" style:parent-style-name="Absatz-Standardschriftart" style:family="text">
      <style:text-properties fo:language="en" fo:country="GB"/>
    </style:style>
    <style:style style:name="T11" style:parent-style-name="Absatz-Standardschriftart" style:family="text">
      <style:text-properties style:text-position="sub 63.6%" fo:language="en" fo:country="GB"/>
    </style:style>
    <style:style style:name="T12" style:parent-style-name="Absatz-Standardschriftart" style:family="text">
      <style:text-properties fo:language="en" fo:country="GB"/>
    </style:style>
    <style:style style:name="T13" style:parent-style-name="Absatz-Standardschriftart" style:family="text">
      <style:text-properties style:text-position="sub 63.6%" fo:language="en" fo:country="GB"/>
    </style:style>
    <style:style style:name="T14" style:parent-style-name="Absatz-Standardschriftart" style:family="text">
      <style:text-properties fo:language="en" fo:country="GB"/>
    </style:style>
    <style:style style:name="P15" style:parent-style-name="Standard" style:family="paragraph">
      <style:text-properties fo:language="en" fo:country="GB"/>
    </style:style>
    <style:style style:name="P16" style:parent-style-name="Standard" style:family="paragraph">
      <style:text-properties fo:language="en" fo:country="GB"/>
    </style:style>
    <style:style style:name="P17" style:parent-style-name="Standard" style:family="paragraph">
      <style:text-properties fo:language="en" fo:country="GB"/>
    </style:style>
    <style:style style:name="T18" style:parent-style-name="Absatz-Standardschriftart" style:family="text">
      <style:text-properties fo:language="en" fo:country="GB"/>
    </style:style>
    <style:style style:name="T19" style:parent-style-name="Absatz-Standardschriftart" style:family="text">
      <style:text-properties style:text-position="super 63.6%" fo:language="en" fo:country="GB"/>
    </style:style>
    <style:style style:name="T20" style:parent-style-name="Absatz-Standardschriftart" style:family="text">
      <style:text-properties fo:language="en" fo:country="GB"/>
    </style:style>
    <style:style style:name="P21" style:parent-style-name="Standard" style:family="paragraph">
      <style:text-properties fo:language="en" fo:country="GB"/>
    </style:style>
    <style:style style:name="P22" style:parent-style-name="Standard" style:family="paragraph">
      <style:text-properties fo:language="en" fo:country="GB"/>
    </style:style>
    <style:style style:name="P23" style:parent-style-name="Standard" style:family="paragraph">
      <style:text-properties fo:language="en" fo:country="GB"/>
    </style:style>
    <style:style style:name="P24" style:parent-style-name="Standard" style:family="paragraph">
      <style:text-properties fo:language="en" fo:country="GB"/>
    </style:style>
    <style:style style:name="P25" style:parent-style-name="Listenabsatz" style:list-style-name="LFO2" style:family="paragraph">
      <style:text-properties fo:language="en" fo:country="GB"/>
    </style:style>
    <style:style style:name="P26" style:parent-style-name="Listenabsatz" style:list-style-name="LFO2" style:family="paragraph"/>
    <style:style style:name="P27" style:parent-style-name="Standard" style:family="paragraph">
      <style:text-properties fo:language="en" fo:country="GB"/>
    </style:style>
    <style:style style:name="P28" style:parent-style-name="Listenabsatz" style:list-style-name="LFO1" style:family="paragraph"/>
    <style:style style:name="P29" style:parent-style-name="Listenabsatz" style:list-style-name="LFO1" style:family="paragraph"/>
    <style:style style:name="P30" style:parent-style-name="Listenabsatz" style:list-style-name="LFO1" style:family="paragraph"/>
    <style:style style:name="P31" style:parent-style-name="Standard" style:family="paragraph">
      <style:text-properties fo:language="en" fo:country="GB"/>
    </style:style>
    <style:style style:name="P32" style:parent-style-name="Listenabsatz" style:list-style-name="LFO3" style:family="paragraph"/>
    <style:style style:name="P33" style:parent-style-name="Listenabsatz" style:list-style-name="LFO3" style:family="paragraph"/>
    <style:style style:name="P34" style:parent-style-name="Listenabsatz" style:list-style-name="LFO3" style:family="paragraph"/>
    <style:style style:name="P35" style:parent-style-name="Listenabsatz" style:list-style-name="LFO3" style:family="paragraph"/>
    <style:style style:name="P36" style:parent-style-name="Listenabsatz" style:list-style-name="LFO3" style:family="paragraph"/>
    <style:style style:name="P37" style:parent-style-name="Listenabsatz" style:list-style-name="LFO4" style:family="paragraph"/>
    <style:style style:family="graphic" style:name="a15">
      <style:graphic-properties style:wrap="run-through" style:run-through="foreground" draw:fill="none" draw:stroke="solid" svg:stroke-width="0.00694in" svg:stroke-color="#4472c4" draw:marker-end="a1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">
      <style:graphic-properties style:wrap="run-through" style:run-through="foreground" draw:fill="none" draw:stroke="solid" svg:stroke-width="0.00694in" svg:stroke-color="#4472c4" draw:marker-start="a5" draw:marker-end="a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0694in" svg:stroke-color="#4472c4" draw:marker-start="a0" draw:marker-end="a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">
      <style:graphic-properties style:wrap="run-through" style:run-through="foreground" draw:fill="none" draw:stroke="solid" svg:stroke-width="0.00694in" svg:stroke-color="#4472c4" draw:marker-end="a1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foreground" draw:fill="none" draw:stroke="solid" svg:stroke-width="0.00694in" svg:stroke-color="#4472c4" draw:marker-end="a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0694in" svg:stroke-color="#4472c4" draw:marker-end="a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">
      <style:graphic-properties style:wrap="run-through" style:run-through="foreground" draw:fill="none" draw:stroke="solid" svg:stroke-width="0.00694in" svg:stroke-color="#4472c4" draw:marker-end="a12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(1)</text:p>
      <text:p text:style-name="P2">a)</text:p>
      <text:p text:style-name="Standard"><text:span text:style-name="T3">d</text:span><text:span text:style-name="T4">prop</text:span><text:span text:style-name="T5"><text:s/>= s / v; d</text:span><text:span text:style-name="T6">trans</text:span><text:span text:style-name="T7"><text:s/>= R / L</text:span></text:p>
      <text:p text:style-name="Standard">s = Länge des Links in Meter; v = Ausbreitungsgeschwindigkeit Strom in m/s; R = maximale Bandbreite des Links in bits; L = Größe des Pakets in bit</text:p>
      <text:p text:style-name="Standard">b)</text:p>
      <text:p text:style-name="Standard">ganz am Anfang des Links</text:p>
      <text:p text:style-name="Standard">c)</text:p>
      <text:p text:style-name="Standard">d<text:span text:style-name="T8">trans</text:span><text:s/>* v</text:p>
      <text:p text:style-name="Standard">d)</text:p>
      <text:p text:style-name="Standard">bereits beim nächsten<text:s/>Router</text:p>
      <text:p text:style-name="Standard">e)</text:p>
      <text:p text:style-name="Standard">Geg.: v = 2,5 * 10<text:span text:style-name="T9">8</text:span><text:s/>m/s; L = 120bits; R = 56kbps;</text:p>
      <text:p text:style-name="Standard"><text:span text:style-name="T10">Ges.: d</text:span><text:span text:style-name="T11">trans</text:span><text:span text:style-name="T12"><text:s/>= d</text:span><text:span text:style-name="T13">porp</text:span><text:span text:style-name="T14"><text:s/>(s)</text:span></text:p>
      <text:p text:style-name="P15">Rech.:</text:p>
      <text:p text:style-name="P16">s / v = L / R <text:s/>| * v</text:p>
      <text:p text:style-name="P17">s = (L / R) * v</text:p>
      <text:p text:style-name="Standard"><text:span text:style-name="T18">s = (120bits / 56.000 bps) * 2,5 * 10</text:span><text:span text:style-name="T19">8</text:span><text:span text:style-name="T20"><text:s/>m/s</text:span></text:p>
      <text:p text:style-name="P21">s = 535.714,28571428 m ^= 535,71428571428 km</text:p>
      <text:p text:style-name="P22">(2)</text:p>
      <text:p text:style-name="P23">a)<text:s/></text:p>
      <text:p text:style-name="P24">Vorteile:</text:p>
      <text:list text:style-name="LFO2" text:continue-numbering="true">
        <text:list-item>
          <text:p text:style-name="P25">Klare Strukturen</text:p>
        </text:list-item>
        <text:list-item>
          <text:p text:style-name="P26">Jede Schicht hat klare Aufgaben</text:p>
        </text:list-item>
      </text:list>
      <text:p text:style-name="P27">Nachteile:</text:p>
      <text:list text:style-name="LFO1" text:continue-numbering="true">
        <text:list-item>
          <text:p text:style-name="P28">Höhere Schicht braucht Informationen aus niedriger Schicht</text:p>
        </text:list-item>
        <text:list-item>
          <text:p text:style-name="P29">Redundanz (gleiche Aufgaben in mehreren Schichten) (Historisch bedingt)</text:p>
        </text:list-item>
        <text:list-item>
          <text:p text:style-name="P30">Overhead</text:p>
        </text:list-item>
      </text:list>
      <text:p text:style-name="Listenabsatz"/>
      <text:p text:style-name="P31">b)<text:s/></text:p>
      <text:list text:style-name="LFO3" text:continue-numbering="true">
        <text:list-item>
          <text:p text:style-name="P32">Physical Layer: Bit</text:p>
        </text:list-item>
        <text:list-item>
          <text:p text:style-name="P33">Data Link Layer: Frame</text:p>
        </text:list-item>
        <text:list-item>
          <text:p text:style-name="P34">Network Layer: Datagramm</text:p>
        </text:list-item>
        <text:list-item>
          <text:p text:style-name="P35">Transport Layer: Segment</text:p>
        </text:list-item>
        <text:list-item>
          <text:p text:style-name="P36">Application Layer: Message</text:p>
        </text:list-item>
      </text:list>
      <text:soft-page-break/>
      <text:p text:style-name="Standard">c)</text:p>
      <text:p text:style-name="Standard">Verpackungsfirma<text:tab/><text:tab/><text:tab/><text:tab/>lokalen Brauerei</text:p>
      <text:p text:style-name="Standard"><text:tab/><text:tab/><text:tab/><text:tab/>6.</text:p>
      <text:p text:style-name="Standard"><draw:connector draw:type="line" svg:x1="0.90139in" svg:y1="0.10069in" svg:x2="2.87014in" svg:y2="0.11111in" draw:z-index="251665408" draw:id="id0" draw:style-name="a2" draw:name="Gerade Verbindung mit Pfeil 7" text:anchor-type="paragraph"><svg:title/><svg:desc/></draw:connector><draw:connector draw:type="line" svg:x1="0.46389in" svg:y1="0.18403in" svg:x2="0.46389in" svg:y2="0.62153in" draw:z-index="251659264" draw:id="id1" draw:style-name="a4" draw:name="Gerade Verbindung mit Pfeil 1" text:anchor-type="paragraph"><svg:title/><svg:desc/></draw:connector>Firmen Leiter<text:tab/><text:tab/><text:tab/><text:tab/><text:tab/>Firmen Leiter</text:p>
      <text:list text:style-name="LFO4" text:continue-numbering="true">
        <text:list-item>
          <text:p text:style-name="P37"><text:s text:c="39"/>5.</text:p>
        </text:list-item>
      </text:list>
      <text:p text:style-name="Standard"><draw:connector draw:type="line" svg:x1="1.08889in" svg:y1="0.11944in" svg:x2="2.83889in" svg:y2="0.12986in" draw:z-index="251664384" draw:id="id2" draw:style-name="a7" draw:name="Gerade Verbindung mit Pfeil 6" text:anchor-type="paragraph"><svg:title/><svg:desc/></draw:connector><draw:connector draw:type="line" svg:x1="3.44306in" svg:y1="0.61944in" svg:x2="3.44306in" svg:y2="0.19236in" draw:z-index="251663360" draw:id="id3" draw:style-name="a9" draw:name="Gerade Verbindung mit Pfeil 5" text:anchor-type="paragraph"><svg:title/><svg:desc/></draw:connector><draw:connector draw:type="line" svg:x1="0.62014in" svg:y1="0.64028in" svg:x2="0.62014in" svg:y2="0.18194in" draw:z-index="251662336" draw:id="id4" draw:style-name="a11" draw:name="Gerade Verbindung mit Pfeil 4" text:anchor-type="paragraph"><svg:title/><svg:desc/></draw:connector><draw:connector draw:type="line" svg:x1="0.46389in" svg:y1="0.22361in" svg:x2="0.46389in" svg:y2="0.66111in" draw:z-index="251660288" draw:id="id5" draw:style-name="a13" draw:name="Gerade Verbindung mit Pfeil 2" text:anchor-type="paragraph"><svg:title/><svg:desc/></draw:connector>Rechtsabteilung<text:tab/><text:tab/><text:tab/><text:tab/>Rechtsabteilung</text:p>
      <text:p text:style-name="Standard"><text:s text:c="9"/>2. <text:s text:c="6"/>4. <text:s text:c="31"/>3. <text:s text:c="43"/>4.</text:p>
      <text:p text:style-name="Standard"><draw:connector draw:type="line" svg:x1="1.07847in" svg:y1="0.11667in" svg:x2="2.83889in" svg:y2="0.12708in" draw:z-index="251661312" draw:id="id6" draw:style-name="a15" draw:name="Gerade Verbindung mit Pfeil 3" text:anchor-type="paragraph"><svg:title/><svg:desc/></draw:connector>Technikabteilung<text:tab/><text:tab/><text:tab/><text:tab/>Technikabteilung</text:p>
      <text:p text:style-name="Standard"/>
      <text:p text:style-name="Standard">Eine höhere Schicht<text:s/>kann Informationen von einer niedrigeren Schicht bekommen, jedoch nicht umgekehrt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6" svg:viewBox="0 0 20 30" svg:d="m10 0-10 30h20z"/>
    <draw:marker draw:name="a0" svg:viewBox="0 0 20 30" svg:d="m10 0-10 30h20z"/>
    <draw:marker draw:name="a1" svg:viewBox="0 0 20 30" svg:d="m10 0-10 30h20z"/>
    <draw:marker draw:name="a10" svg:viewBox="0 0 20 30" svg:d="m10 0-10 30h20z"/>
    <draw:marker draw:name="a8" svg:viewBox="0 0 20 30" svg:d="m10 0-10 30h20z"/>
    <draw:marker draw:name="a3" svg:viewBox="0 0 20 30" svg:d="m10 0-10 30h20z"/>
    <draw:marker draw:name="a12" svg:viewBox="0 0 20 30" svg:d="m10 0-10 30h20z"/>
    <draw:marker draw:name="a5" svg:viewBox="0 0 20 30" svg:d="m10 0-10 30h20z"/>
    <draw:marker draw:name="a14" svg:viewBox="0 0 20 30" svg:d="m10 0-10 30h20z"/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3437in" text:min-label-width="0.25in" text:list-level-position-and-space-mode="label-alignment">
          <style:list-level-label-alignment text:label-followed-by="listtab" fo:margin-left="0.593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437in" text:min-label-width="0.25in" text:list-level-position-and-space-mode="label-alignment">
          <style:list-level-label-alignment text:label-followed-by="listtab" fo:margin-left="1.0937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687in" text:min-label-width="0.125in" text:list-level-position-and-space-mode="label-alignment">
          <style:list-level-label-alignment text:label-followed-by="listtab" fo:margin-left="1.5937in" fo:text-indent="-0.125in"/>
        </style:list-level-properties>
      </text:list-level-style-number>
      <text:list-level-style-number text:level="4" style:num-suffix="." style:num-format="1">
        <style:list-level-properties text:space-before="1.8437in" text:min-label-width="0.25in" text:list-level-position-and-space-mode="label-alignment">
          <style:list-level-label-alignment text:label-followed-by="listtab" fo:margin-left="2.093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437in" text:min-label-width="0.25in" text:list-level-position-and-space-mode="label-alignment">
          <style:list-level-label-alignment text:label-followed-by="listtab" fo:margin-left="2.5937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687in" text:min-label-width="0.125in" text:list-level-position-and-space-mode="label-alignment">
          <style:list-level-label-alignment text:label-followed-by="listtab" fo:margin-left="3.0937in" fo:text-indent="-0.125in"/>
        </style:list-level-properties>
      </text:list-level-style-number>
      <text:list-level-style-number text:level="7" style:num-suffix="." style:num-format="1">
        <style:list-level-properties text:space-before="3.3437in" text:min-label-width="0.25in" text:list-level-position-and-space-mode="label-alignment">
          <style:list-level-label-alignment text:label-followed-by="listtab" fo:margin-left="3.593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437in" text:min-label-width="0.25in" text:list-level-position-and-space-mode="label-alignment">
          <style:list-level-label-alignment text:label-followed-by="listtab" fo:margin-left="4.0937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687in" text:min-label-width="0.125in" text:list-level-position-and-space-mode="label-alignment">
          <style:list-level-label-alignment text:label-followed-by="listtab" fo:margin-left="4.5937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ton-Luis Bertram</meta:initial-creator>
    <dc:creator>Anton-Luis Bertram</dc:creator>
    <meta:creation-date>2021-10-11T09:53:00Z</meta:creation-date>
    <dc:date>2021-10-11T10:47:00Z</dc:date>
    <meta:template xlink:href="Normal.dotm" xlink:type="simple"/>
    <meta:editing-cycles>8</meta:editing-cycles>
    <meta:editing-duration>PT0S</meta:editing-duration>
    <meta:document-statistic meta:page-count="2" meta:paragraph-count="2" meta:word-count="166" meta:character-count="1214" meta:row-count="8" meta:non-whitespace-character-count="1050"/>
  </office:meta>
</office:document-meta>
</file>